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4pt" fo:font-weight="bold" officeooo:rsid="00238fb0" officeooo:paragraph-rsid="00238fb0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fo:font-weight="normal" officeooo:rsid="00149e81" officeooo:paragraph-rsid="00149e81" style:font-size-asian="14pt" style:font-weight-asian="normal" style:font-size-complex="14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4pt" fo:font-weight="normal" officeooo:rsid="00149e81" officeooo:paragraph-rsid="002c4198" style:font-size-asian="14pt" style:font-weight-asian="normal" style:font-size-complex="14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4pt" fo:font-weight="normal" officeooo:rsid="001718bc" officeooo:paragraph-rsid="001718bc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4pt" fo:font-weight="normal" officeooo:rsid="0021cca3" officeooo:paragraph-rsid="0021cca3" style:font-size-asian="14pt" style:font-weight-asian="normal" style:font-size-complex="14pt" style:font-weight-complex="normal"/>
    </style:style>
    <style:style style:name="P6" style:family="paragraph" style:parent-style-name="Standard">
      <style:paragraph-properties fo:text-align="start" style:justify-single-word="false">
        <style:tab-stops>
          <style:tab-stop style:position="8.255cm"/>
        </style:tab-stops>
      </style:paragraph-properties>
      <style:text-properties fo:font-size="14pt" fo:font-weight="normal" officeooo:rsid="0015ee9f" officeooo:paragraph-rsid="0015ee9f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text-align="start" style:justify-single-word="false">
        <style:tab-stops>
          <style:tab-stop style:position="8.255cm"/>
        </style:tab-stops>
      </style:paragraph-properties>
      <style:text-properties fo:font-size="14pt" fo:font-weight="normal" officeooo:rsid="0015ee9f" officeooo:paragraph-rsid="00160e9a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text-align="start" style:justify-single-word="false">
        <style:tab-stops>
          <style:tab-stop style:position="8.255cm"/>
        </style:tab-stops>
      </style:paragraph-properties>
      <style:text-properties fo:font-size="14pt" fo:font-weight="normal" officeooo:rsid="0015ee9f" officeooo:paragraph-rsid="002d8602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text-align="start" style:justify-single-word="false">
        <style:tab-stops>
          <style:tab-stop style:position="8.255cm"/>
        </style:tab-stops>
      </style:paragraph-properties>
      <style:text-properties fo:font-size="14pt" fo:font-weight="normal" officeooo:rsid="00160e9a" officeooo:paragraph-rsid="002e4178" style:font-size-asian="14pt" style:font-weight-asian="normal" style:font-size-complex="14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4pt" fo:font-style="normal" fo:font-weight="normal" officeooo:rsid="001718bc" officeooo:paragraph-rsid="001718bc" style:font-size-asian="14pt" style:font-style-asian="normal" style:font-weight-asian="normal" style:font-size-complex="14pt" style:font-style-complex="normal" style:font-weight-complex="normal"/>
    </style:style>
    <style:style style:name="P11" style:family="paragraph" style:parent-style-name="Standard">
      <style:paragraph-properties fo:text-align="start" style:justify-single-word="false">
        <style:tab-stops>
          <style:tab-stop style:position="8.255cm"/>
        </style:tab-stops>
      </style:paragraph-properties>
      <style:text-properties fo:font-size="14pt" fo:font-style="normal" style:text-underline-style="none" fo:font-weight="normal" officeooo:rsid="0015ee9f" officeooo:paragraph-rsid="0015ee9f" style:font-size-asian="14pt" style:font-style-asian="normal" style:font-weight-asian="normal" style:font-size-complex="14pt" style:font-style-complex="normal" style:font-weight-complex="normal"/>
    </style:style>
    <style:style style:name="P12" style:family="paragraph" style:parent-style-name="Standard">
      <style:paragraph-properties fo:text-align="start" style:justify-single-word="false">
        <style:tab-stops>
          <style:tab-stop style:position="8.255cm"/>
        </style:tab-stops>
      </style:paragraph-properties>
      <style:text-properties fo:font-size="14pt" fo:font-style="normal" style:text-underline-style="none" fo:font-weight="normal" officeooo:rsid="0015ee9f" officeooo:paragraph-rsid="00160e9a" style:font-size-asian="14pt" style:font-style-asian="normal" style:font-weight-asian="normal" style:font-size-complex="14pt" style:font-style-complex="normal" style:font-weight-complex="normal"/>
    </style:style>
    <style:style style:name="P13" style:family="paragraph" style:parent-style-name="Standard">
      <style:paragraph-properties fo:text-align="start" style:justify-single-word="false">
        <style:tab-stops>
          <style:tab-stop style:position="8.255cm"/>
        </style:tab-stops>
      </style:paragraph-properties>
      <style:text-properties fo:font-size="14pt" fo:font-style="normal" style:text-underline-style="none" fo:font-weight="normal" officeooo:rsid="0015ee9f" officeooo:paragraph-rsid="00300f61" style:font-size-asian="14pt" style:font-style-asian="normal" style:font-weight-asian="normal" style:font-size-complex="14pt" style:font-style-complex="normal" style:font-weight-complex="normal"/>
    </style:style>
    <style:style style:name="P14" style:family="paragraph" style:parent-style-name="Standard">
      <style:paragraph-properties fo:text-align="start" style:justify-single-word="false">
        <style:tab-stops>
          <style:tab-stop style:position="8.255cm"/>
        </style:tab-stops>
      </style:paragraph-properties>
      <style:text-properties fo:font-size="14pt" fo:font-style="normal" style:text-underline-style="none" fo:font-weight="normal" officeooo:rsid="00149e81" officeooo:paragraph-rsid="0021cca3" style:font-size-asian="14pt" style:font-style-asian="normal" style:font-weight-asian="normal" style:font-size-complex="14pt" style:font-style-complex="normal" style:font-weight-complex="normal"/>
    </style:style>
    <style:style style:name="P15" style:family="paragraph" style:parent-style-name="Standard">
      <style:paragraph-properties fo:text-align="start" style:justify-single-word="false">
        <style:tab-stops>
          <style:tab-stop style:position="8.255cm"/>
        </style:tab-stops>
      </style:paragraph-properties>
      <style:text-properties fo:font-size="14pt" fo:font-style="normal" style:text-underline-style="none" fo:font-weight="normal" officeooo:rsid="00149e81" officeooo:paragraph-rsid="00149e81" style:font-size-asian="14pt" style:font-style-asian="normal" style:font-weight-asian="normal" style:font-size-complex="14pt" style:font-style-complex="normal" style:font-weight-complex="normal"/>
    </style:style>
    <style:style style:name="P16" style:family="paragraph" style:parent-style-name="Standard">
      <style:paragraph-properties fo:text-align="start" style:justify-single-word="false">
        <style:tab-stops>
          <style:tab-stop style:position="8.255cm"/>
        </style:tab-stops>
      </style:paragraph-properties>
      <style:text-properties fo:font-size="14pt" fo:font-style="normal" style:text-underline-style="none" fo:font-weight="normal" officeooo:rsid="001ecbf6" officeooo:paragraph-rsid="00160e9a" style:font-size-asian="14pt" style:font-style-asian="normal" style:font-weight-asian="normal" style:font-size-complex="14pt" style:font-style-complex="normal" style:font-weight-complex="normal"/>
    </style:style>
    <style:style style:name="P17" style:family="paragraph" style:parent-style-name="Standard">
      <style:paragraph-properties fo:text-align="start" style:justify-single-word="false">
        <style:tab-stops>
          <style:tab-stop style:position="8.255cm"/>
        </style:tab-stops>
      </style:paragraph-properties>
      <style:text-properties fo:font-size="14pt" fo:font-style="normal" style:text-underline-style="none" fo:font-weight="normal" officeooo:rsid="001ecbf6" officeooo:paragraph-rsid="002e4178" style:font-size-asian="14pt" style:font-style-asian="normal" style:font-weight-asian="normal" style:font-size-complex="14pt" style:font-style-complex="normal" style:font-weight-complex="normal"/>
    </style:style>
    <style:style style:name="P18" style:family="paragraph" style:parent-style-name="Standard">
      <style:paragraph-properties fo:text-align="start" style:justify-single-word="false">
        <style:tab-stops>
          <style:tab-stop style:position="8.255cm"/>
        </style:tab-stops>
      </style:paragraph-properties>
      <style:text-properties fo:font-size="14pt" fo:font-style="normal" style:text-underline-style="none" fo:font-weight="normal" officeooo:rsid="001ecbf6" officeooo:paragraph-rsid="00300f61" style:font-size-asian="14pt" style:font-style-asian="normal" style:font-weight-asian="normal" style:font-size-complex="14pt" style:font-style-complex="normal" style:font-weight-complex="normal"/>
    </style:style>
    <style:style style:name="P19" style:family="paragraph" style:parent-style-name="Standard">
      <style:paragraph-properties fo:text-align="start" style:justify-single-word="false">
        <style:tab-stops>
          <style:tab-stop style:position="8.255cm"/>
        </style:tab-stops>
      </style:paragraph-properties>
      <style:text-properties fo:font-size="14pt" fo:font-style="normal" style:text-underline-style="none" fo:font-weight="normal" officeooo:rsid="001ecbf6" officeooo:paragraph-rsid="003cc315" style:font-size-asian="14pt" style:font-style-asian="normal" style:font-weight-asian="normal" style:font-size-complex="14pt" style:font-style-complex="normal" style:font-weight-complex="normal"/>
    </style:style>
    <style:style style:name="P20" style:family="paragraph" style:parent-style-name="Standard">
      <style:paragraph-properties fo:text-align="start" style:justify-single-word="false">
        <style:tab-stops>
          <style:tab-stop style:position="8.255cm"/>
        </style:tab-stops>
      </style:paragraph-properties>
      <style:text-properties fo:font-size="14pt" fo:font-style="normal" style:text-underline-style="none" fo:font-weight="normal" officeooo:rsid="00300f61" officeooo:paragraph-rsid="00300f61" style:font-size-asian="14pt" style:font-style-asian="normal" style:font-weight-asian="normal" style:font-size-complex="14pt" style:font-style-complex="normal" style:font-weight-complex="normal"/>
    </style:style>
    <style:style style:name="P21" style:family="paragraph" style:parent-style-name="Standard">
      <style:paragraph-properties fo:text-align="start" style:justify-single-word="false">
        <style:tab-stops>
          <style:tab-stop style:position="8.255cm"/>
        </style:tab-stops>
      </style:paragraph-properties>
      <style:text-properties fo:font-size="14pt" fo:font-style="normal" style:text-underline-style="none" fo:font-weight="bold" officeooo:rsid="002bf7be" officeooo:paragraph-rsid="002bf7be" style:font-size-asian="14pt" style:font-style-asian="normal" style:font-weight-asian="bold" style:font-size-complex="14pt" style:font-style-complex="normal" style:font-weight-complex="bold"/>
    </style:style>
    <style:style style:name="P22" style:family="paragraph" style:parent-style-name="Standard">
      <style:paragraph-properties fo:text-align="start" style:justify-single-word="false">
        <style:tab-stops>
          <style:tab-stop style:position="8.255cm"/>
        </style:tab-stops>
      </style:paragraph-properties>
      <style:text-properties fo:font-size="14pt" fo:font-style="normal" style:text-underline-style="none" fo:font-weight="bold" officeooo:rsid="002bf7be" officeooo:paragraph-rsid="002e4178" style:font-size-asian="14pt" style:font-style-asian="normal" style:font-weight-asian="bold" style:font-size-complex="14pt" style:font-style-complex="normal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size="14pt" officeooo:rsid="0025031e" officeooo:paragraph-rsid="00384dd5" style:font-size-asian="14pt" style:font-size-complex="14pt"/>
    </style:style>
    <style:style style:name="P24" style:family="paragraph" style:parent-style-name="Standard">
      <style:paragraph-properties fo:text-align="center" style:justify-single-word="false"/>
      <style:text-properties fo:font-size="14pt" officeooo:rsid="00149e81" officeooo:paragraph-rsid="00149e81" style:font-size-asian="14pt" style:font-size-complex="14pt"/>
    </style:style>
    <style:style style:name="P25" style:family="paragraph" style:parent-style-name="Standard">
      <style:paragraph-properties fo:text-align="start" style:justify-single-word="false"/>
      <style:text-properties fo:font-size="14pt" officeooo:rsid="00149e81" officeooo:paragraph-rsid="00149e81" style:font-size-asian="14pt" style:font-size-complex="14pt"/>
    </style:style>
    <style:style style:name="P26" style:family="paragraph" style:parent-style-name="Standard">
      <style:paragraph-properties fo:text-align="start" style:justify-single-word="false"/>
      <style:text-properties fo:color="#0000ff" fo:font-size="14pt" fo:font-weight="bold" officeooo:rsid="00238fb0" officeooo:paragraph-rsid="00238fb0" style:font-size-asian="14pt" style:font-weight-asian="bold" style:font-size-complex="14pt" style:font-weight-complex="bold"/>
    </style:style>
    <style:style style:name="P27" style:family="paragraph" style:parent-style-name="Standard">
      <style:paragraph-properties fo:text-align="start" style:justify-single-word="false"/>
      <style:text-properties fo:color="#0000ff" fo:font-size="14pt" fo:font-weight="bold" officeooo:rsid="0028c089" officeooo:paragraph-rsid="0028c089" style:font-size-asian="14pt" style:font-weight-asian="bold" style:font-size-complex="14pt" style:font-weight-complex="bold"/>
    </style:style>
    <style:style style:name="P28" style:family="paragraph" style:parent-style-name="Standard">
      <style:paragraph-properties fo:text-align="start" style:justify-single-word="false"/>
      <style:text-properties style:use-window-font-color="true" fo:font-size="14pt" fo:font-weight="bold" officeooo:rsid="00238fb0" officeooo:paragraph-rsid="00238fb0" style:font-size-asian="14pt" style:font-weight-asian="bold" style:font-size-complex="14pt" style:font-weight-complex="bold"/>
    </style:style>
    <style:style style:name="P29" style:family="paragraph" style:parent-style-name="Standard">
      <style:paragraph-properties fo:text-align="start" style:justify-single-word="false"/>
      <style:text-properties style:use-window-font-color="true" fo:font-size="14pt" fo:font-weight="normal" officeooo:rsid="00238fb0" officeooo:paragraph-rsid="00238fb0" style:font-size-asian="14pt" style:font-weight-asian="normal" style:font-size-complex="14pt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use-window-font-color="true" fo:font-size="14pt" fo:font-weight="normal" officeooo:rsid="00238fb0" officeooo:paragraph-rsid="0024be5f" style:font-size-asian="14pt" style:font-weight-asian="normal" style:font-size-complex="14pt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use-window-font-color="true" fo:font-size="14pt" fo:font-weight="normal" officeooo:rsid="0024be5f" officeooo:paragraph-rsid="0024be5f" style:font-size-asian="14pt" style:font-weight-asian="normal" style:font-size-complex="14pt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use-window-font-color="true" fo:font-size="14pt" fo:font-weight="normal" officeooo:rsid="0025031e" officeooo:paragraph-rsid="0026f893" style:font-size-asian="14pt" style:font-weight-asian="normal" style:font-size-complex="14pt" style:font-weight-complex="normal"/>
    </style:style>
    <style:style style:name="P33" style:family="paragraph" style:parent-style-name="Standard">
      <style:paragraph-properties fo:text-align="start" style:justify-single-word="false"/>
      <style:text-properties style:use-window-font-color="true" fo:font-size="14pt" fo:font-weight="normal" officeooo:rsid="0026f893" officeooo:paragraph-rsid="0026f893" style:font-size-asian="14pt" style:font-weight-asian="normal" style:font-size-complex="14pt" style:font-weight-complex="normal"/>
    </style:style>
    <style:style style:name="P34" style:family="paragraph" style:parent-style-name="Standard">
      <style:paragraph-properties fo:text-align="start" style:justify-single-word="false"/>
      <style:text-properties style:use-window-font-color="true" fo:font-size="14pt" fo:font-weight="normal" officeooo:rsid="002a1b7d" officeooo:paragraph-rsid="002a1b7d" style:font-size-asian="14pt" style:font-weight-asian="normal" style:font-size-complex="14pt" style:font-weight-complex="normal"/>
    </style:style>
    <style:style style:name="P35" style:family="paragraph" style:parent-style-name="Standard">
      <style:paragraph-properties fo:text-align="start" style:justify-single-word="false">
        <style:tab-stops>
          <style:tab-stop style:position="8.255cm"/>
        </style:tab-stops>
      </style:paragraph-properties>
      <style:text-properties style:use-window-font-color="true" fo:font-size="14pt" fo:font-style="normal" style:text-underline-style="none" fo:font-weight="normal" officeooo:rsid="00199da1" officeooo:paragraph-rsid="00199da1" style:font-size-asian="14pt" style:font-style-asian="normal" style:font-weight-asian="normal" style:font-size-complex="14pt" style:font-style-complex="normal" style:font-weight-complex="normal"/>
    </style:style>
    <style:style style:name="P36" style:family="paragraph" style:parent-style-name="Standard">
      <style:paragraph-properties fo:text-align="start" style:justify-single-word="false">
        <style:tab-stops>
          <style:tab-stop style:position="8.255cm"/>
        </style:tab-stops>
      </style:paragraph-properties>
      <style:text-properties style:use-window-font-color="true" fo:font-size="14pt" fo:font-style="normal" style:text-underline-style="none" fo:font-weight="normal" officeooo:rsid="00199da1" officeooo:paragraph-rsid="0019e6dc" style:font-size-asian="14pt" style:font-style-asian="normal" style:font-weight-asian="normal" style:font-size-complex="14pt" style:font-style-complex="normal" style:font-weight-complex="normal"/>
    </style:style>
    <style:style style:name="P37" style:family="paragraph" style:parent-style-name="Standard">
      <style:paragraph-properties fo:text-align="start" style:justify-single-word="false">
        <style:tab-stops>
          <style:tab-stop style:position="8.255cm"/>
        </style:tab-stops>
      </style:paragraph-properties>
      <style:text-properties style:use-window-font-color="true" fo:font-size="14pt" fo:font-style="normal" style:text-underline-style="none" fo:font-weight="normal" officeooo:rsid="001a42d1" officeooo:paragraph-rsid="001a42d1" style:font-size-asian="14pt" style:font-style-asian="normal" style:font-weight-asian="normal" style:font-size-complex="14pt" style:font-style-complex="normal" style:font-weight-complex="normal"/>
    </style:style>
    <style:style style:name="P38" style:family="paragraph" style:parent-style-name="Standard">
      <style:paragraph-properties fo:text-align="start" style:justify-single-word="false">
        <style:tab-stops>
          <style:tab-stop style:position="8.255cm"/>
        </style:tab-stops>
      </style:paragraph-properties>
      <style:text-properties style:use-window-font-color="true" fo:font-size="14pt" fo:font-style="normal" style:text-underline-style="none" fo:font-weight="normal" officeooo:rsid="001a42d1" officeooo:paragraph-rsid="0031b437" style:font-size-asian="14pt" style:font-style-asian="normal" style:font-weight-asian="normal" style:font-size-complex="14pt" style:font-style-complex="normal" style:font-weight-complex="normal"/>
    </style:style>
    <style:style style:name="P39" style:family="paragraph" style:parent-style-name="Standard">
      <style:paragraph-properties fo:text-align="start" style:justify-single-word="false">
        <style:tab-stops>
          <style:tab-stop style:position="8.255cm"/>
        </style:tab-stops>
      </style:paragraph-properties>
      <style:text-properties style:use-window-font-color="true" fo:font-size="14pt" fo:font-style="normal" style:text-underline-style="none" fo:font-weight="normal" officeooo:rsid="001bbba4" officeooo:paragraph-rsid="001bbba4" style:font-size-asian="14pt" style:font-style-asian="normal" style:font-weight-asian="normal" style:font-size-complex="14pt" style:font-style-complex="normal" style:font-weight-complex="normal"/>
    </style:style>
    <style:style style:name="P40" style:family="paragraph" style:parent-style-name="Standard">
      <style:paragraph-properties fo:text-align="start" style:justify-single-word="false">
        <style:tab-stops>
          <style:tab-stop style:position="8.255cm"/>
        </style:tab-stops>
      </style:paragraph-properties>
      <style:text-properties style:use-window-font-color="true" fo:font-size="14pt" fo:font-style="normal" style:text-underline-style="none" fo:font-weight="normal" officeooo:rsid="001bbba4" officeooo:paragraph-rsid="00339674" style:font-size-asian="14pt" style:font-style-asian="normal" style:font-weight-asian="normal" style:font-size-complex="14pt" style:font-style-complex="normal" style:font-weight-complex="normal"/>
    </style:style>
    <style:style style:name="P41" style:family="paragraph" style:parent-style-name="Standard">
      <style:paragraph-properties fo:text-align="start" style:justify-single-word="false">
        <style:tab-stops>
          <style:tab-stop style:position="8.255cm"/>
        </style:tab-stops>
      </style:paragraph-properties>
      <style:text-properties style:use-window-font-color="true" fo:font-size="14pt" fo:font-style="normal" style:text-underline-style="none" fo:font-weight="normal" officeooo:rsid="001cfb43" officeooo:paragraph-rsid="001cfb43" style:font-size-asian="14pt" style:font-style-asian="normal" style:font-weight-asian="normal" style:font-size-complex="14pt" style:font-style-complex="normal" style:font-weight-complex="normal"/>
    </style:style>
    <style:style style:name="P42" style:family="paragraph" style:parent-style-name="Standard">
      <style:paragraph-properties fo:text-align="start" style:justify-single-word="false">
        <style:tab-stops>
          <style:tab-stop style:position="8.255cm"/>
        </style:tab-stops>
      </style:paragraph-properties>
      <style:text-properties style:use-window-font-color="true" fo:font-size="14pt" fo:font-style="normal" style:text-underline-style="none" fo:font-weight="normal" officeooo:rsid="001cfb43" officeooo:paragraph-rsid="001bbba4" style:font-size-asian="14pt" style:font-style-asian="normal" style:font-weight-asian="normal" style:font-size-complex="14pt" style:font-style-complex="normal" style:font-weight-complex="normal"/>
    </style:style>
    <style:style style:name="P43" style:family="paragraph" style:parent-style-name="Standard">
      <style:paragraph-properties fo:text-align="start" style:justify-single-word="false">
        <style:tab-stops>
          <style:tab-stop style:position="8.255cm"/>
        </style:tab-stops>
      </style:paragraph-properties>
      <style:text-properties style:use-window-font-color="true" fo:font-size="14pt" fo:font-style="normal" style:text-underline-style="none" fo:font-weight="normal" officeooo:rsid="00339674" officeooo:paragraph-rsid="00339674" style:font-size-asian="14pt" style:font-style-asian="normal" style:font-weight-asian="normal" style:font-size-complex="14pt" style:font-style-complex="normal" style:font-weight-complex="normal"/>
    </style:style>
    <style:style style:name="P44" style:family="paragraph" style:parent-style-name="Standard">
      <style:paragraph-properties fo:text-align="start" style:justify-single-word="false">
        <style:tab-stops>
          <style:tab-stop style:position="8.255cm"/>
        </style:tab-stops>
      </style:paragraph-properties>
      <style:text-properties style:use-window-font-color="true" fo:font-size="14pt" fo:font-style="normal" style:text-underline-style="none" fo:font-weight="normal" officeooo:rsid="00354e61" officeooo:paragraph-rsid="00354e61" style:font-size-asian="14pt" style:font-style-asian="normal" style:font-weight-asian="normal" style:font-size-complex="14pt" style:font-style-complex="normal" style:font-weight-complex="normal"/>
    </style:style>
    <style:style style:name="P45" style:family="paragraph" style:parent-style-name="Standard">
      <style:paragraph-properties fo:text-align="start" style:justify-single-word="false">
        <style:tab-stops>
          <style:tab-stop style:position="8.255cm"/>
        </style:tab-stops>
      </style:paragraph-properties>
      <style:text-properties style:use-window-font-color="true" fo:font-size="14pt" fo:font-style="normal" style:text-underline-style="none" fo:font-weight="normal" officeooo:rsid="0036ca56" officeooo:paragraph-rsid="0036ca56" style:font-size-asian="14pt" style:font-style-asian="normal" style:font-weight-asian="normal" style:font-size-complex="14pt" style:font-style-complex="normal" style:font-weight-complex="normal"/>
    </style:style>
    <style:style style:name="P46" style:family="paragraph" style:parent-style-name="Standard">
      <style:paragraph-properties fo:text-align="start" style:justify-single-word="false">
        <style:tab-stops>
          <style:tab-stop style:position="8.255cm"/>
        </style:tab-stops>
      </style:paragraph-properties>
      <style:text-properties style:use-window-font-color="true" fo:font-size="14pt" fo:font-style="normal" style:text-underline-style="none" fo:font-weight="normal" officeooo:rsid="0015ee9f" officeooo:paragraph-rsid="0015ee9f" style:font-size-asian="14pt" style:font-style-asian="normal" style:font-weight-asian="normal" style:font-size-complex="14pt" style:font-style-complex="normal" style:font-weight-complex="normal"/>
    </style:style>
    <style:style style:name="P47" style:family="paragraph" style:parent-style-name="Standard">
      <style:paragraph-properties fo:text-align="start" style:justify-single-word="false">
        <style:tab-stops>
          <style:tab-stop style:position="8.255cm"/>
        </style:tab-stops>
      </style:paragraph-properties>
      <style:text-properties style:use-window-font-color="true" fo:font-size="14pt" fo:font-style="normal" style:text-underline-style="none" fo:font-weight="bold" officeooo:rsid="00339674" officeooo:paragraph-rsid="00339674" style:font-size-asian="14pt" style:font-style-asian="normal" style:font-weight-asian="bold" style:font-size-complex="14pt" style:font-style-complex="normal" style:font-weight-complex="bold"/>
    </style:style>
    <style:style style:name="P48" style:family="paragraph" style:parent-style-name="Standard">
      <style:paragraph-properties fo:text-align="start" style:justify-single-word="false">
        <style:tab-stops>
          <style:tab-stop style:position="8.255cm"/>
        </style:tab-stops>
      </style:paragraph-properties>
      <style:text-properties style:use-window-font-color="true" fo:font-size="14pt" fo:font-style="normal" style:text-underline-style="none" fo:font-weight="bold" officeooo:rsid="003c14e4" officeooo:paragraph-rsid="003c14e4" style:font-size-asian="14pt" style:font-style-asian="normal" style:font-weight-asian="bold" style:font-size-complex="14pt" style:font-style-complex="normal" style:font-weight-complex="bold"/>
    </style:style>
    <style:style style:name="P49" style:family="paragraph" style:parent-style-name="Standard">
      <style:paragraph-properties fo:text-align="start" style:justify-single-word="false">
        <style:tab-stops>
          <style:tab-stop style:position="8.255cm"/>
        </style:tab-stops>
      </style:paragraph-properties>
      <style:text-properties style:use-window-font-color="true" fo:font-size="14pt" fo:font-style="italic" style:text-underline-style="none" fo:font-weight="normal" officeooo:rsid="001bbba4" officeooo:paragraph-rsid="001bbba4" style:font-size-asian="14pt" style:font-style-asian="italic" style:font-weight-asian="normal" style:font-size-complex="14pt" style:font-style-complex="italic" style:font-weight-complex="normal"/>
    </style:style>
    <style:style style:name="P50" style:family="paragraph" style:parent-style-name="Standard">
      <style:paragraph-properties fo:text-align="start" style:justify-single-word="false">
        <style:tab-stops>
          <style:tab-stop style:position="8.255cm"/>
        </style:tab-stops>
      </style:paragraph-properties>
      <style:text-properties style:use-window-font-color="true" fo:font-size="14pt" fo:font-style="italic" style:text-underline-style="none" fo:font-weight="normal" officeooo:rsid="001bbba4" officeooo:paragraph-rsid="001cfb43" style:font-size-asian="14pt" style:font-style-asian="italic" style:font-weight-asian="normal" style:font-size-complex="14pt" style:font-style-complex="italic" style:font-weight-complex="normal"/>
    </style:style>
    <style:style style:name="P51" style:family="paragraph" style:parent-style-name="Standard">
      <style:paragraph-properties fo:text-align="start" style:justify-single-word="false">
        <style:tab-stops>
          <style:tab-stop style:position="8.255cm"/>
        </style:tab-stops>
      </style:paragraph-properties>
      <style:text-properties style:use-window-font-color="true" fo:font-size="12pt" fo:font-style="normal" style:text-underline-style="none" fo:font-weight="normal" officeooo:rsid="001a42d1" officeooo:paragraph-rsid="001a42d1" style:font-size-asian="10.5pt" style:font-style-asian="normal" style:font-weight-asian="normal" style:font-size-complex="12pt" style:font-style-complex="normal" style:font-weight-complex="normal"/>
    </style:style>
    <style:style style:name="P52" style:family="paragraph" style:parent-style-name="Standard">
      <style:paragraph-properties fo:text-align="start" style:justify-single-word="false">
        <style:tab-stops>
          <style:tab-stop style:position="8.255cm"/>
        </style:tab-stops>
      </style:paragraph-properties>
      <style:text-properties style:use-window-font-color="true" fo:font-size="16pt" fo:font-style="normal" style:text-underline-style="solid" style:text-underline-width="auto" style:text-underline-color="font-color" fo:font-weight="bold" officeooo:rsid="00354e61" officeooo:paragraph-rsid="00354e61" style:font-size-asian="16pt" style:font-style-asian="normal" style:font-weight-asian="bold" style:font-size-complex="16pt" style:font-style-complex="normal" style:font-weight-complex="bold"/>
    </style:style>
    <style:style style:name="P53" style:family="paragraph" style:parent-style-name="Standard">
      <style:paragraph-properties fo:text-align="start" style:justify-single-word="false"/>
      <style:text-properties fo:color="#ff0000" fo:font-size="14pt" fo:font-weight="bold" officeooo:rsid="00149e81" officeooo:paragraph-rsid="00238fb0" style:font-size-asian="14pt" style:font-weight-asian="bold" style:font-size-complex="14pt" style:font-weight-complex="bold"/>
    </style:style>
    <style:style style:name="P54" style:family="paragraph" style:parent-style-name="Standard">
      <style:paragraph-properties fo:text-align="start" style:justify-single-word="false">
        <style:tab-stops>
          <style:tab-stop style:position="8.255cm"/>
        </style:tab-stops>
      </style:paragraph-properties>
      <style:text-properties fo:color="#ff0000" fo:font-size="14pt" fo:font-style="normal" style:text-underline-style="none" fo:font-weight="normal" officeooo:rsid="001bbba4" officeooo:paragraph-rsid="00339674" style:font-size-asian="14pt" style:font-style-asian="normal" style:font-weight-asian="normal" style:font-size-complex="14pt" style:font-style-complex="normal" style:font-weight-complex="normal"/>
    </style:style>
    <style:style style:name="P55" style:family="paragraph" style:parent-style-name="Standard">
      <style:paragraph-properties fo:text-align="start" style:justify-single-word="false"/>
      <style:text-properties fo:font-size="16pt" officeooo:rsid="0031b437" officeooo:paragraph-rsid="0031b437" style:font-size-asian="16pt" style:font-size-complex="16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cfb43" style:font-style-asian="italic" style:font-style-complex="italic"/>
    </style:style>
    <style:style style:name="T3" style:family="text">
      <style:text-properties fo:font-style="italic" officeooo:rsid="0031b437" style:font-style-asian="italic" style:font-style-complex="italic"/>
    </style:style>
    <style:style style:name="T4" style:family="text">
      <style:text-properties fo:font-style="italic" style:text-underline-style="none" style:font-style-asian="italic" style:font-style-complex="italic"/>
    </style:style>
    <style:style style:name="T5" style:family="text">
      <style:text-properties fo:font-style="italic" style:text-underline-style="none" officeooo:rsid="0021cca3" style:font-style-asian="italic" style:font-style-complex="italic"/>
    </style:style>
    <style:style style:name="T6" style:family="text">
      <style:text-properties fo:font-style="italic" style:text-underline-style="none" officeooo:rsid="002bb995" style:font-style-asian="italic" style:font-style-complex="italic"/>
    </style:style>
    <style:style style:name="T7" style:family="text">
      <style:text-properties fo:font-style="italic" style:text-underline-style="none" officeooo:rsid="002c4198" style:font-style-asian="italic" style:font-style-complex="italic"/>
    </style:style>
    <style:style style:name="T8" style:family="text">
      <style:text-properties fo:font-style="italic" style:text-underline-style="solid" style:text-underline-width="auto" style:text-underline-color="font-color" officeooo:rsid="00300f61" style:font-style-asian="italic" style:font-style-complex="italic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tyle="normal" officeooo:rsid="001cfb43" style:font-style-asian="normal" style:font-style-complex="normal"/>
    </style:style>
    <style:style style:name="T12" style:family="text">
      <style:text-properties fo:font-style="normal" officeooo:rsid="0025031e" style:font-style-asian="normal" style:font-style-complex="normal"/>
    </style:style>
    <style:style style:name="T13" style:family="text">
      <style:text-properties fo:font-style="normal" style:text-underline-style="none" style:font-style-asian="normal" style:font-style-complex="normal"/>
    </style:style>
    <style:style style:name="T14" style:family="text">
      <style:text-properties fo:font-style="normal" style:text-underline-style="none" officeooo:rsid="0015ee9f" style:font-style-asian="normal" style:font-style-complex="normal"/>
    </style:style>
    <style:style style:name="T15" style:family="text">
      <style:text-properties fo:font-style="normal" style:text-underline-style="none" officeooo:rsid="00149e81" style:font-style-asian="normal" style:font-style-complex="normal"/>
    </style:style>
    <style:style style:name="T16" style:family="text">
      <style:text-properties fo:font-style="normal" style:text-underline-style="none" officeooo:rsid="00160e9a" style:font-style-asian="normal" style:font-style-complex="normal"/>
    </style:style>
    <style:style style:name="T17" style:family="text">
      <style:text-properties fo:font-style="normal" style:text-underline-style="none" officeooo:rsid="0021cca3" style:font-style-asian="normal" style:font-style-complex="normal"/>
    </style:style>
    <style:style style:name="T18" style:family="text">
      <style:text-properties fo:font-style="normal" style:text-underline-style="none" officeooo:rsid="002c4198" style:font-style-asian="normal" style:font-style-complex="normal"/>
    </style:style>
    <style:style style:name="T19" style:family="text">
      <style:text-properties fo:font-style="normal" style:text-underline-style="none" officeooo:rsid="001d2436" style:font-style-asian="normal" style:font-style-complex="normal"/>
    </style:style>
    <style:style style:name="T20" style:family="text">
      <style:text-properties fo:font-style="normal" style:text-underline-style="none" officeooo:rsid="002e4178" style:font-style-asian="normal" style:font-style-complex="normal"/>
    </style:style>
    <style:style style:name="T21" style:family="text">
      <style:text-properties fo:font-style="normal" style:text-underline-style="none" officeooo:rsid="00300f61" style:font-style-asian="normal" style:font-style-complex="normal"/>
    </style:style>
    <style:style style:name="T22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23" style:family="text">
      <style:text-properties fo:font-style="normal" style:text-underline-style="none" fo:font-weight="bold" officeooo:rsid="0017e6a5" style:font-style-asian="normal" style:font-weight-asian="bold" style:font-style-complex="normal" style:font-weight-complex="bold"/>
    </style:style>
    <style:style style:name="T24" style:family="text">
      <style:text-properties fo:font-style="normal" style:text-underline-style="none" fo:font-weight="bold" officeooo:rsid="0015ee9f" style:font-style-asian="normal" style:font-weight-asian="bold" style:font-style-complex="normal" style:font-weight-complex="bold"/>
    </style:style>
    <style:style style:name="T25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26" style:family="text">
      <style:text-properties officeooo:rsid="001718bc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weight="bold" officeooo:rsid="00199da1" style:font-weight-asian="bold" style:font-weight-complex="bold"/>
    </style:style>
    <style:style style:name="T29" style:family="text">
      <style:text-properties fo:font-weight="bold" officeooo:rsid="0026f893" style:font-weight-asian="bold" style:font-weight-complex="bold"/>
    </style:style>
    <style:style style:name="T30" style:family="text">
      <style:text-properties officeooo:rsid="0019e6dc"/>
    </style:style>
    <style:style style:name="T31" style:family="text">
      <style:text-properties officeooo:rsid="001bbba4"/>
    </style:style>
    <style:style style:name="T32" style:family="text">
      <style:text-properties officeooo:rsid="001cfb43"/>
    </style:style>
    <style:style style:name="T33" style:family="text">
      <style:text-properties style:use-window-font-color="true"/>
    </style:style>
    <style:style style:name="T34" style:family="text">
      <style:text-properties style:use-window-font-color="true" fo:font-weight="bold" style:font-weight-asian="bold" style:font-weight-complex="bold"/>
    </style:style>
    <style:style style:name="T35" style:family="text">
      <style:text-properties style:use-window-font-color="true" fo:font-weight="bold" officeooo:rsid="00300f61" style:font-weight-asian="bold" style:font-weight-complex="bold"/>
    </style:style>
    <style:style style:name="T36" style:family="text">
      <style:text-properties style:use-window-font-color="true" fo:font-weight="bold" officeooo:rsid="00238fb0" style:font-weight-asian="bold" style:font-weight-complex="bold"/>
    </style:style>
    <style:style style:name="T37" style:family="text">
      <style:text-properties style:use-window-font-color="true" officeooo:rsid="002e4178"/>
    </style:style>
    <style:style style:name="T38" style:family="text">
      <style:text-properties style:use-window-font-color="true" fo:font-weight="normal" officeooo:rsid="002e4178" style:font-weight-asian="normal" style:font-weight-complex="normal"/>
    </style:style>
    <style:style style:name="T39" style:family="text">
      <style:text-properties style:use-window-font-color="true" officeooo:rsid="003cc315"/>
    </style:style>
    <style:style style:name="T40" style:family="text">
      <style:text-properties officeooo:rsid="001ff6b6"/>
    </style:style>
    <style:style style:name="T41" style:family="text">
      <style:text-properties officeooo:rsid="0021cca3"/>
    </style:style>
    <style:style style:name="T42" style:family="text">
      <style:text-properties officeooo:rsid="0024be5f"/>
    </style:style>
    <style:style style:name="T43" style:family="text">
      <style:text-properties officeooo:rsid="0025031e"/>
    </style:style>
    <style:style style:name="T44" style:family="text">
      <style:text-properties fo:font-weight="normal" officeooo:rsid="002e4178" style:font-weight-asian="normal" style:font-weight-complex="normal"/>
    </style:style>
    <style:style style:name="T45" style:family="text">
      <style:text-properties officeooo:rsid="0026f893"/>
    </style:style>
    <style:style style:name="T46" style:family="text">
      <style:text-properties officeooo:rsid="002bb995"/>
    </style:style>
    <style:style style:name="T47" style:family="text">
      <style:text-properties officeooo:rsid="002bf7be"/>
    </style:style>
    <style:style style:name="T48" style:family="text">
      <style:text-properties officeooo:rsid="002c4198"/>
    </style:style>
    <style:style style:name="T49" style:family="text">
      <style:text-properties fo:color="#0000ff"/>
    </style:style>
    <style:style style:name="T50" style:family="text">
      <style:text-properties fo:color="#0000ff" officeooo:rsid="002e4178"/>
    </style:style>
    <style:style style:name="T51" style:family="text">
      <style:text-properties fo:color="#0000ff" fo:font-weight="bold" officeooo:rsid="002e4178" style:font-weight-asian="bold" style:font-weight-complex="bold"/>
    </style:style>
    <style:style style:name="T52" style:family="text">
      <style:text-properties fo:color="#0000ff" fo:font-weight="bold" officeooo:rsid="00238fb0" style:font-weight-asian="bold" style:font-weight-complex="bold"/>
    </style:style>
    <style:style style:name="T53" style:family="text">
      <style:text-properties fo:color="#ff0000" fo:font-style="normal" style:text-underline-style="none" fo:font-weight="bold" style:font-style-asian="normal" style:font-weight-asian="bold" style:font-style-complex="normal" style:font-weight-complex="bold"/>
    </style:style>
    <style:style style:name="T54" style:family="text">
      <style:text-properties fo:color="#ff0000" fo:font-style="normal" style:text-underline-style="none" fo:font-weight="bold" officeooo:rsid="003c14e4" style:font-style-asian="normal" style:font-weight-asian="bold" style:font-style-complex="normal" style:font-weight-complex="bold"/>
    </style:style>
    <style:style style:name="T55" style:family="text">
      <style:text-properties officeooo:rsid="00300f61"/>
    </style:style>
    <style:style style:name="T56" style:family="text">
      <style:text-properties officeooo:rsid="0031b437"/>
    </style:style>
    <style:style style:name="T57" style:family="text">
      <style:text-properties officeooo:rsid="00339674"/>
    </style:style>
    <style:style style:name="T58" style:family="text">
      <style:text-properties officeooo:rsid="003c14e4"/>
    </style:style>
    <style:style style:name="T59" style:family="text">
      <style:text-properties fo:font-size="16pt" officeooo:rsid="003c14e4" style:font-size-asian="16pt" style:font-size-complex="16pt"/>
    </style:style>
    <style:style style:name="T60" style:family="text">
      <style:text-properties fo:font-size="16pt" fo:font-weight="bold" officeooo:rsid="003c14e4" style:font-size-asian="16pt" style:font-weight-asian="bold" style:font-size-complex="16pt" style:font-weight-complex="bold"/>
    </style:style>
    <style:style style:name="T61" style:family="text">
      <style:text-properties fo:font-size="16pt" style:text-underline-style="solid" style:text-underline-width="auto" style:text-underline-color="font-color" fo:font-weight="bold" officeooo:rsid="003c14e4" style:font-size-asian="16pt" style:font-weight-asian="bold" style:font-size-complex="16pt" style:font-weight-complex="bold"/>
    </style:style>
    <style:style style:name="T62" style:family="text">
      <style:text-properties fo:font-size="16pt" style:text-underline-style="solid" style:text-underline-width="auto" style:text-underline-color="font-color" style:font-size-asian="16pt" style:font-size-complex="16pt"/>
    </style:style>
    <style:style style:name="T63" style:family="text">
      <style:text-properties fo:font-size="16pt" style:text-underline-style="solid" style:text-underline-width="auto" style:text-underline-color="font-color" officeooo:rsid="003c14e4" style:font-size-asian="16pt" style:font-size-complex="16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Mazouth--Laurol Maxime <text:s text:c="75"/>26/07/2017 <text:s text:c="96"/></text:p>
      <text:p text:style-name="P24"/>
      <text:p text:style-name="P24"/>
      <text:p text:style-name="P24"/>
      <text:p text:style-name="P55">I) Installation</text:p>
      <text:p text:style-name="P55"><text:s text:c="4"/>A) Linux</text:p>
      <text:p text:style-name="P55"><text:s text:c="4"/>B) Windows</text:p>
      <text:p text:style-name="P55">II) Utilization</text:p>
      <text:p text:style-name="P55">III) Rules to build a new model</text:p>
      <text:p text:style-name="P24"/>
      <text:p text:style-name="P25"><text:span text:style-name="T61">I) Installation</text:span> </text:p>
      <text:p text:style-name="P53"><text:span text:style-name="T58">A) </text:span>Linux</text:p>
      <text:p text:style-name="P1"/>
      <text:p text:style-name="P26"><text:tab/>Pre-requisite</text:p>
      <text:p text:style-name="P28"><text:tab/>* gcc-4.9 / g++-4.9 <text:span text:style-name="T43">(Linux Compiler)</text:span></text:p>
      <text:p text:style-name="P30"><text:tab/>1) If you don’t have any version of gcc installed, <text:span text:style-name="T42">install the package </text:span><text:s/><text:span text:style-name="T42">g++-4.9</text:span></text:p>
      <text:p text:style-name="P30"><text:tab/></text:p>
      <text:p text:style-name="P31"><text:tab/>2) if you have another version of g++ installed :</text:p>
      <text:p text:style-name="P31"><text:tab/> _ install the package g++-4.9</text:p>
      <text:p text:style-name="P31"><text:tab/> _ <text:span text:style-name="T43">type </text:span><text:span text:style-name="T12">sudo update-alternatives –config g++</text:span></text:p>
      <text:p text:style-name="P31"><text:span text:style-name="T12"><text:tab/> _choose g++-4.9 as your priority version</text:span></text:p>
      <text:p text:style-name="P29"><text:tab/> <text:tab/> </text:p>
      <text:p text:style-name="P28"><text:tab/>* <text:span text:style-name="T43">x86_64-w64-mingw32-g++ (Linux → Windows cross-compiler) </text:span><text:span text:style-name="T44">(if you want to make the package working on windows)</text:span></text:p>
      <text:p text:style-name="P32"><text:tab/>install the package mingw64. The current version <text:span text:style-name="T45">is </text:span><text:span text:style-name="T27">x86_64-w64-mingw</text:span><text:span text:style-name="T29">32</text:span><text:span text:style-name="T27">-g+<text:tab/>+-</text:span><text:span text:style-name="T29">5.3</text:span></text:p>
      <text:p text:style-name="P33"><text:tab/>but for the current package, this compiler is compatible for mex files.</text:p>
      <text:p text:style-name="P33"><text:tab/></text:p>
      <text:p text:style-name="P28"><text:tab/>*<text:span text:style-name="T47">Matlab</text:span></text:p>
      <text:p text:style-name="P28"><text:tab/></text:p>
      <text:p text:style-name="P27"><text:tab/>Compilation</text:p>
      <text:p text:style-name="P34"><text:tab/>If you modify some C++ source code, you need to recompile the package.</text:p>
      <text:p text:style-name="P34"><text:tab/>NB : If you modify the .m files, there is no need to compile.</text:p>
      <text:p text:style-name="P34"><text:tab/></text:p>
      <text:p text:style-name="P2"><text:tab/>1) In a terminal, access the sspm-master directory (make sure that <text:s/>this <text:tab/>directory containes the <text:span text:style-name="T9">Makefile </text:span> file).</text:p>
      <text:p text:style-name="P2"><text:tab/></text:p>
      <text:p text:style-name="P4"><text:tab/>2) Open this <text:span text:style-name="T9">Makefile</text:span> file.</text:p>
      <text:p text:style-name="P4"><text:tab/> </text:p>
      <text:p text:style-name="P4"><text:tab/>3) At line <text:span text:style-name="T40">9,</text:span> there is a variable called ‘’matlabroot’’. Replace its content by <text:tab/>your own matlabroot.</text:p>
      <text:p text:style-name="P4"><text:tab/>If you don’t know what it is :</text:p>
      <text:p text:style-name="P4"><text:tab/>_Open a matlab session</text:p>
      <text:p text:style-name="P4"><text:tab/>_in the command window, type <text:span text:style-name="T1">matlabroot</text:span><text:span text:style-name="T10">. The matlabroot is displayed.</text:span></text:p>
      <text:p text:style-name="P10"><text:soft-page-break/><text:tab/></text:p>
      <text:p text:style-name="P4"><text:span text:style-name="T10"><text:tab/>4) Close the </text:span><text:span text:style-name="T25">Makefile</text:span><text:span text:style-name="T10"> file.</text:span></text:p>
      <text:p text:style-name="P5"><text:tab/></text:p>
      <text:p text:style-name="P2"><text:span text:style-name="T48"><text:tab/>5</text:span>) <text:span text:style-name="T26">In the terminal, in the same directory, t</text:span>ype <text:span text:style-name="T4">make all.</text:span></text:p>
      <text:p text:style-name="P3"><text:span text:style-name="T13"><text:tab/></text:span></text:p>
      <text:p text:style-name="P3"><text:span text:style-name="T14"><text:tab/><text:tab/>In the </text:span><text:span text:style-name="T24">bin</text:span><text:span text:style-name="T14"> directory, there are t</text:span><text:span text:style-name="T17">hree</text:span><text:span text:style-name="T14"> <text:tab/>executables : </text:span></text:p>
      <text:p text:style-name="P3"><text:span text:style-name="T14"><text:tab/><text:tab/>_ the </text:span><text:span text:style-name="T17">linux mex function </text:span><text:span text:style-name="T14"><text:s/>called </text:span><text:span text:style-name="T17">sspm</text:span><text:span text:style-name="T14">.mexa64</text:span></text:p>
      <text:p text:style-name="P11"><text:s text:c="20"/>_ the C++ <text:span text:style-name="T46">executable</text:span> called <text:span text:style-name="T46">sspm</text:span> </text:p>
      <text:p text:style-name="P14"><text:span text:style-name="T41"><text:s text:c="17"/>_ the windows mex function called sspm.mexw64 ( which is cross-compiled from the mingw64 compiler)</text:span></text:p>
      <text:p text:style-name="P21"><text:span text:style-name="T49"><text:s text:c="10"/></text:span></text:p>
      <text:p text:style-name="P21"><text:span text:style-name="T49"><text:s text:c="10"/></text:span><text:span text:style-name="T50">Cross-compilation</text:span></text:p>
      <text:p text:style-name="P21"><text:span text:style-name="T50"><text:s text:c="9"/></text:span><text:span text:style-name="T38">If you are not interested in cross-compilation :</text:span></text:p>
      <text:p text:style-name="P21"><text:span text:style-name="T38"><text:s text:c="16"/>_Open the Makefile</text:span></text:p>
      <text:p text:style-name="P22"><text:span text:style-name="T38"><text:s text:c="16"/>_remove the line : x86_64-w64-mingw32-g++ -std=c++11 -static-libgcc -static-libstdc++ -m64 -shared <text:s/>-I $(matlabroot)/extern/include/ <text:s/>-DMATLAB_MEX_FILE -L <text:s text:c="3"/>/usr/x86_64-w64-mingw32/lib/ -L$(WLIBS) -o bin/main.mexw64 mexGate.cpp src/*.cpp -leng -lmx -lmex</text:span></text:p>
      <text:p text:style-name="P22"><text:span text:style-name="T38"/></text:p>
      <text:p text:style-name="P22"><text:span text:style-name="T38"><text:s text:c="8"/></text:span></text:p>
      <text:p text:style-name="P21"><text:span text:style-name="T49"><text:s text:c="9"/>Run</text:span></text:p>
      <text:p text:style-name="P15"><text:span text:style-name="T48"><text:s text:c="9"/>6</text:span>) <text:span text:style-name="T47">O</text:span>pen a matlab session. </text:p>
      <text:p text:style-name="P11"><text:s text:c="9"/>You have to add a path in the set of Matlab paths to look for files (if it is not already done). </text:p>
      <text:p text:style-name="P6"><text:span text:style-name="T13"><text:s text:c="8"/>_ Section </text:span><text:span text:style-name="T23">home</text:span></text:p>
      <text:p text:style-name="P6"><text:span text:style-name="T13"><text:s text:c="7"/>_Subsection </text:span><text:span text:style-name="T22">environment</text:span></text:p>
      <text:p text:style-name="P6"><text:span text:style-name="T13"><text:s text:c="8"/>_</text:span><text:span text:style-name="T22">Set Path</text:span></text:p>
      <text:p text:style-name="P11"><text:s text:c="6"/>Once you have found out where is this option, you can add <text:span text:style-name="T27">sspm-master </text:span>and <text:s text:c="6"/><text:span text:style-name="T27">sspm-master/src</text:span> to the paths.</text:p>
      <text:p text:style-name="P6"><text:span text:style-name="T18"/></text:p>
      <text:p text:style-name="P6"><text:span text:style-name="T18"><text:s text:c="10"/>7</text:span><text:span text:style-name="T13">) in the </text:span><text:span text:style-name="T16">command</text:span><text:span text:style-name="T13"> </text:span><text:span text:style-name="T16">window</text:span><text:span text:style-name="T13">, type </text:span><text:span text:style-name="T6">[x,u,E,N] = </text:span><text:span text:style-name="T5">sspm</text:span><text:span text:style-name="T13"> (name of the MATLAB <text:s text:c="6"/>executable).</text:span></text:p>
      <text:p text:style-name="P8"><text:span text:style-name="T13"><text:s text:c="9"/>If a dialogbox appears, the installation has been successfully done.</text:span></text:p>
      <text:p text:style-name="P8"><text:span text:style-name="T13"><text:s text:c="9"/></text:span><text:span text:style-name="T21">See the </text:span><text:span text:style-name="T8">utilization</text:span><text:span text:style-name="T21"> section.</text:span></text:p>
      <text:p text:style-name="P8"><text:span text:style-name="T53"/></text:p>
      <text:p text:style-name="P8"><text:span text:style-name="T54">B) </text:span><text:span text:style-name="T53">Windows</text:span></text:p>
      <text:p text:style-name="P18"><text:span text:style-name="T33"><text:s text:c="5"/></text:span><text:span text:style-name="T52">Pre-requisite</text:span></text:p>
      <text:p text:style-name="P18"><text:span text:style-name="T52"><text:s text:c="5"/></text:span><text:span text:style-name="T36">*</text:span><text:span text:style-name="T35">Matlab</text:span></text:p>
      <text:p text:style-name="P18"><text:span text:style-name="T35"/></text:p>
      <text:p text:style-name="P16"><text:span text:style-name="T33"><text:s text:c="5"/></text:span><text:span text:style-name="T51">Compilation</text:span></text:p>
      <text:p text:style-name="P16"><text:span text:style-name="T51"><text:s text:c="6"/></text:span><text:span text:style-name="T50"><text:s text:c="5"/></text:span><text:span text:style-name="T37">The current package has been achieved merely for a linux compilation. </text:span></text:p>
      <text:p text:style-name="P19"><text:span text:style-name="T37"><text:s text:c="10"/>If you want to compile C++ code </text:span><text:span text:style-name="T39">on windows, here is the list of all compatible compilers on windows : https://www.mathworks.com/support/compilers.html</text:span></text:p>
      <text:p text:style-name="P19"><text:span text:style-name="T39"><text:s text:c="10"/></text:span></text:p>
      <text:p text:style-name="P17"><text:span text:style-name="T37"/></text:p>
      <text:p text:style-name="P17"><text:soft-page-break/><text:span text:style-name="T50"><text:s text:c="5"/></text:span><text:span text:style-name="T51">Run the cross-compiled mex file</text:span><text:span text:style-name="T37"> </text:span></text:p>
      <text:p text:style-name="P17"><text:span text:style-name="T37"><text:s text:c="4"/>1) Access the matlab libraries</text:span></text:p>
      <text:p text:style-name="P20"><text:span text:style-name="T37"><text:s text:c="4"/>E</text:span><text:span text:style-name="T33">xample : </text:span><text:a xlink:type="simple" xlink:href="../../../../C:/Program" text:style-name="Internet_20_link" text:visited-style-name="Visited_20_Internet_20_Link">C:/Program</text:a><text:span text:style-name="T33"> Files/MATLAB/R2017a/bin/win64</text:span></text:p>
      <text:p text:style-name="P20"><text:span text:style-name="T33"/></text:p>
      <text:p text:style-name="P20"><text:span text:style-name="T33"><text:s text:c="3"/>2) copy the files libeng.dll, libmx.dll, libmex.dll and libmat.dll into </text:span><text:span text:style-name="T34">sspm-master/bin</text:span><text:span text:style-name="T33"> directory.</text:span></text:p>
      <text:p text:style-name="P20"><text:span text:style-name="T33"/></text:p>
      <text:p text:style-name="P9"><text:span text:style-name="T13"><text:s text:c="4"/></text:span><text:span text:style-name="T21">3</text:span><text:span text:style-name="T13">)O</text:span><text:span text:style-name="T15">pen a matlab session. </text:span></text:p>
      <text:p text:style-name="P9"><text:span text:style-name="T15"/></text:p>
      <text:p text:style-name="P9"><text:span text:style-name="T20"><text:s text:c="5"/></text:span><text:span text:style-name="T21">4</text:span><text:span text:style-name="T20">) A</text:span><text:span text:style-name="T14">dd a path in the set of Matlab paths to look </text:span><text:span text:style-name="T19">for the executable.</text:span></text:p>
      <text:p text:style-name="P7"><text:span text:style-name="T13"><text:s text:c="4"/>_ Section </text:span><text:span text:style-name="T22">HOME</text:span></text:p>
      <text:p text:style-name="P7"><text:span text:style-name="T13"><text:s text:c="4"/>_Subsection </text:span><text:span text:style-name="T22">environment</text:span></text:p>
      <text:p text:style-name="P12"><text:s text:c="4"/>_Set Path</text:p>
      <text:p text:style-name="P12"/>
      <text:p text:style-name="P12">Once you have found out where is this option, you can add sspm-master and sspm-master/src to the paths.</text:p>
      <text:p text:style-name="P12"/>
      <text:p text:style-name="P7"><text:span text:style-name="T21">5</text:span><text:span text:style-name="T13">) in the command </text:span><text:span text:style-name="T16">window</text:span><text:span text:style-name="T13">, type </text:span><text:span text:style-name="T7">sspm </text:span><text:span text:style-name="T13">(name of the MATLAB executable).</text:span></text:p>
      <text:p text:style-name="P12">If a dialogbox appears, the installation has been successfully done.</text:p>
      <text:p text:style-name="P13"><text:span text:style-name="T55">See the </text:span><text:span text:style-name="T8">utilization</text:span><text:span text:style-name="T55"> section.</text:span></text:p>
      <text:p text:style-name="P11"/>
      <text:p text:style-name="P11"/>
      <text:p text:style-name="P46"/>
      <text:p text:style-name="P48"><text:span text:style-name="T62">II) Utilization</text:span></text:p>
      <text:p text:style-name="P48"><text:span text:style-name="T62"/></text:p>
      <text:p text:style-name="P35">In <text:span text:style-name="T27">sspm-master/src/models</text:span> , the life-process functions of the different models are registered. </text:p>
      <text:p text:style-name="P35">Let’s say that we want to work on the <text:s/>model xxx.</text:p>
      <text:p text:style-name="P35"/>
      <text:p text:style-name="P35">1)Access <text:s/><text:span text:style-name="T27">sspm-master/src/models/xxx</text:span></text:p>
      <text:p text:style-name="P35"/>
      <text:p text:style-name="P36"><text:span text:style-name="T56">2</text:span>) <text:span text:style-name="T30">C</text:span>opy-<text:span text:style-name="T31">paste</text:span> all the .m files in <text:span text:style-name="T27">sspm-master/src</text:span>.</text:p>
      <text:p text:style-name="P36"/>
      <text:p text:style-name="P37"><text:span text:style-name="T56">3</text:span>) Open a matlab session, run <text:s/><text:span text:style-name="T3">[x,u,E,N] = sspm </text:span>to launch the executable.</text:p>
      <text:p text:style-name="P37"/>
      <text:p text:style-name="P38"><text:span text:style-name="T56">4</text:span>) <text:span text:style-name="T56">A dialog box opens</text:span></text:p>
      <text:p text:style-name="P38"/>
      <text:p text:style-name="P38"><text:span text:style-name="T56">5) Choose an option to modify a current parameter</text:span></text:p>
      <text:p text:style-name="P39"/>
      <text:p text:style-name="P49">M <text:span text:style-name="T10">stands for the size of the time discretization : </text:span><text:span text:style-name="T11">100 by default</text:span></text:p>
      <text:p text:style-name="P50">J<text:span text:style-name="T10"> stands for the number of size-classes : </text:span><text:span text:style-name="T11">100 by default</text:span></text:p>
      <text:p text:style-name="P50">Tf <text:s/><text:span text:style-name="T10">stands for the size of the ending time : </text:span><text:span text:style-name="T11">10 by default</text:span></text:p>
      <text:p text:style-name="P50">Tau <text:span text:style-name="T10">is the time-regularization parameter in the MMU : </text:span><text:span text:style-name="T11">1 by default</text:span></text:p>
      <text:p text:style-name="P43"><text:span text:style-name="T1">lengthAtBirth</text:span> is the left edge of the size mesh</text:p>
      <text:p text:style-name="P43"><text:soft-page-break/><text:span text:style-name="T1">maximumLength</text:span> is the right edge of the size mesh</text:p>
      <text:p text:style-name="P41"/>
      <text:p text:style-name="P39">6) Click on <text:span text:style-name="T2">solve </text:span><text:span text:style-name="T32">when you are satisfied with the modifications.</text:span></text:p>
      <text:p text:style-name="P39"/>
      <text:p text:style-name="P41">7) <text:span text:style-name="T31">Click on </text:span><text:span text:style-name="T1">quit </text:span>when you are done with the <text:span text:style-name="T56">solver</text:span>.</text:p>
      <text:p text:style-name="P51"/>
      <text:p text:style-name="P51"/>
      <text:p text:style-name="P51"/>
      <text:p text:style-name="P51"/>
      <text:p text:style-name="P47">WARNING</text:p>
      <text:p text:style-name="P40">_The option « change the <text:span text:style-name="T56">model</text:span>» is not relevant yet, as you need for now to copy-paste the files in <text:s/><text:span text:style-name="T28">sspm-master/src </text:span><text:span text:style-name="T57">yourself.</text:span></text:p>
      <text:p text:style-name="P40">_<text:span text:style-name="T57">DO NOT use the « cancel » button for now. You ‘d rather end your modification, and do it again to have the previous value.</text:span></text:p>
      <text:p text:style-name="P40"/>
      <text:p text:style-name="P54"/>
      <text:p text:style-name="P52">How to build a new model</text:p>
      <text:p text:style-name="P44">There are some rules to follow to make the package working with a new model.</text:p>
      <text:p text:style-name="P44"/>
      <text:p text:style-name="P44">1)Some files must always be there  :</text:p>
      <text:p text:style-name="P44">birthRate.m / growthRate.m / mortalityArray.m / environment.m / init.m / show.m</text:p>
      <text:p text:style-name="P44">If one of these m-files is missing, the execution will provok a segmentation fault error.</text:p>
      <text:p text:style-name="P44"/>
      <text:p text:style-name="P44">2)The prototype of these functions (input and output values) must be exactly the same than in the <text:span text:style-name="T27">fish </text:span>model.</text:p>
      <text:p text:style-name="P44"/>
      <text:p text:style-name="P45">3) Open sspm-master/src/models/fish/init.m file and take it as an example to initiate the variables.</text:p>
      <text:p text:style-name="P44"><text:s/></text:p>
      <text:p text:style-name="P44"/>
      <text:p text:style-name="P44"/>
      <text:p text:style-name="P4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1T12:56:03.401851473</meta:creation-date>
    <dc:date>2017-08-09T20:41:48.534193820</dc:date>
    <meta:editing-duration>PT1H49M37S</meta:editing-duration>
    <meta:editing-cycles>25</meta:editing-cycles>
    <meta:generator>LibreOffice/5.1.6.2$Linux_X86_64 LibreOffice_project/10m0$Build-2</meta:generator>
    <meta:document-statistic meta:table-count="0" meta:image-count="0" meta:object-count="0" meta:page-count="4" meta:paragraph-count="107" meta:word-count="787" meta:character-count="5296" meta:non-whitespace-character-count="4067"/>
  </office:meta>
</office:document-meta>
</file>